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496cm"/>
    </style:style>
    <style:style style:name="co2" style:family="table-column">
      <style:table-column-properties fo:break-before="auto" style:column-width="4.718cm"/>
    </style:style>
    <style:style style:name="co3" style:family="table-column">
      <style:table-column-properties fo:break-before="auto" style:column-width="6.671cm"/>
    </style:style>
    <style:style style:name="co4" style:family="table-column">
      <style:table-column-properties fo:break-before="auto" style:column-width="11.255cm"/>
    </style:style>
    <style:style style:name="co5" style:family="table-column">
      <style:table-column-properties fo:break-before="auto" style:column-width="1cm"/>
    </style:style>
    <style:style style:name="co6" style:family="table-column">
      <style:table-column-properties fo:break-before="auto" style:column-width="1.062cm"/>
    </style:style>
    <style:style style:name="co7" style:family="table-column">
      <style:table-column-properties fo:break-before="auto" style:column-width="0.843cm"/>
    </style:style>
    <style:style style:name="co8" style:family="table-column">
      <style:table-column-properties fo:break-before="auto" style:column-width="0.924cm"/>
    </style:style>
    <style:style style:name="co9" style:family="table-column">
      <style:table-column-properties fo:break-before="auto" style:column-width="0.898cm"/>
    </style:style>
    <style:style style:name="co10" style:family="table-column">
      <style:table-column-properties fo:break-before="auto" style:column-width="2.258cm"/>
    </style:style>
    <style:style style:name="ro1" style:family="table-row">
      <style:table-row-properties style:row-height="0.55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Droid Sans" style:font-name-complex="Free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number-columns-repeated="2" office:value-type="string" calcext:value-type="string">
            <text:p>BC Forged Wheels</text:p>
          </table:table-cell>
          <table:table-cell office:value-type="float" office:value="0" calcext:value-type="float">
            <text:p>0</text:p>
          </table:table-cell>
          <table:table-cell office:value-type="string" calcext:value-type="string">
            <text:p>/BC Wheels/HC053S-CBMBX.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C Racing Coilovers</text:p>
          </table:table-cell>
          <table:table-cell office:value-type="float" office:value="0" calcext:value-type="float">
            <text:p>0</text:p>
          </table:table-cell>
          <table:table-cell office:value-type="string" calcext:value-type="string">
            <text:p>/BC Wheels/BCRacingCoilovers.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luefin</text:p>
          </table:table-cell>
          <table:table-cell office:value-type="float" office:value="0" calcext:value-type="float">
            <text:p>0</text:p>
          </table:table-cell>
          <table:table-cell office:value-type="string" calcext:value-type="string">
            <text:p>/Superchips/bluefin_header.jpg</text:p>
          </table:table-cell>
          <table:table-cell office:value-type="string" calcext:value-type="string">
            <text:p>&lt;div class="infobox_container"&gt;&lt;div class="infobox halfbox"&gt;&lt;h2&gt;Looking for a Bluefin?&lt;/h2&gt;&lt;p&gt;The best way to find the right Bluefin for your car is to visit the &lt;a href=/FindStuffForMyCar&gt;Find Stuff For My Car&lt;/a&gt; section of our website&lt;/p&gt;&lt;/div&gt;&lt;div class="infobox halfbox"&gt;&lt;h2&gt;What is Bluefin and how does it work?&lt;/h2&gt;&lt;p&gt;Take a look at our &lt;a href=/BluefinInformation&gt;Bluefin Information Page&lt;/a&gt;&lt;/p&gt;&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BMC Air Filters</text:p>
          </table:table-cell>
          <table:table-cell office:value-type="float" office:value="0" calcext:value-type="float">
            <text:p>0</text:p>
          </table:table-cell>
          <table:table-cell office:value-type="string" calcext:value-type="string">
            <text:p>/BMC Air Filters/BMC Banne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text:p>
          </table:table-cell>
          <table:table-cell office:value-type="string" calcext:value-type="string">
            <text:p>Bikes</text:p>
          </table:table-cell>
          <table:table-cell office:value-type="float" office:value="0" calcext:value-type="float">
            <text:p>0</text:p>
          </table:table-cell>
          <table:table-cell office:value-type="string" calcext:value-type="string">
            <text:p>/BMC Air Filters/Bikes.jpg</text:p>
          </table:table-cell>
          <table:table-cell office:value-type="string" calcext:value-type="string">
            <text:p>&lt;div class="infobox_container"&gt;&lt;div class="infobox fullbox longbox"&gt;    &lt;div class="longbox_pic"&gt;</text:p>
            <text:p>      &lt;img src="images/Tigersoft Performance/bike_filter.JPG" alt="BMC Bike Filters at Tigersoft Performance" /&gt;</text:p>
            <text:p>    &lt;/div&gt;</text:p>
            <text:p>    &lt;div class="longbox_text"&gt;</text:p>
            <text:p>      &lt;h2&gt;Bike Filters&lt;/h2&gt;&lt;hr /&gt;</text:p>
            <text:p>      &lt;p&gt;The knowledge and experience gained on track is transferred to street production in order to offer performance products, tested and in continuous evolution, designed to satisfy the requirements of the most demanding motorcyclists. The materials used in production are of the highest standard: filters are made in one single piece with no welded joints thus avoiding breakage; the filtering material is composed of a special cotton gauze soaked with low viscosity oil and covered with an epoxy coated alloy mesh to ensure protection from petrol fumes and oxidization due to air humidity. Furthermore the cotton has the advantage of being washable and therefore reusable. In this way BMC air filters guarantee superior air capacity in respect to traditional paper filters enabling minimum loss of power in the air flow and therefore obtaining better performance from the engine.&lt;/p&gt;&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Bike Filters for Direct Induction</text:p>
          </table:table-cell>
          <table:table-cell office:value-type="string" calcext:value-type="string">
            <text:p>Bike Filters for Direct Induction</text:p>
          </table:table-cell>
          <table:table-cell office:value-type="string" calcext:value-type="string">
            <text:p>BIKE FILTER FOR DIRECT INDUCTION</text:p>
          </table:table-cell>
          <table:table-cell office:value-type="string" calcext:value-type="string">
            <text:p>/BMC Air Filters/BikeDirectInduction.jpe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CRF – Carbon Racing Filters – Bikes</text:p>
          </table:table-cell>
          <table:table-cell office:value-type="string" calcext:value-type="string">
            <text:p>CRF – Carbon Racing Filters – Bikes</text:p>
          </table:table-cell>
          <table:table-cell office:value-type="string" calcext:value-type="string">
            <text:p>CRF - CARBON RACING FILTERS - BIKES</text:p>
          </table:table-cell>
          <table:table-cell office:value-type="string" calcext:value-type="string">
            <text:p>/BMC Air Filters/CRFprotecto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ikes^Standard Bike Filters</text:p>
          </table:table-cell>
          <table:table-cell office:value-type="string" calcext:value-type="string">
            <text:p>Standard Bike Filters</text:p>
          </table:table-cell>
          <table:table-cell office:value-type="string" calcext:value-type="string">
            <text:p>STANDARD BIKE FILTERS</text:p>
          </table:table-cell>
          <table:table-cell office:value-type="string" calcext:value-type="string">
            <text:p>/BMC Air Filters/bike_filte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BMC Accessories</text:p>
          </table:table-cell>
          <table:table-cell office:value-type="string" calcext:value-type="string">
            <text:p>BMC Accessories</text:p>
          </table:table-cell>
          <table:table-cell office:value-type="string" calcext:value-type="string">
            <text:p>BMC ACCESSORIES</text:p>
          </table:table-cell>
          <table:table-cell office:value-type="string" calcext:value-type="string">
            <text:p>/BMC Air Filters/cdaaccessories.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text:p>
          </table:table-cell>
          <table:table-cell office:value-type="string" calcext:value-type="string">
            <text:p>Cars</text:p>
          </table:table-cell>
          <table:table-cell office:value-type="float" office:value="0" calcext:value-type="float">
            <text:p>0</text:p>
          </table:table-cell>
          <table:table-cell office:value-type="string" calcext:value-type="string">
            <text:p>/BMC Air Filters/Cars.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text:p>
          </table:table-cell>
          <table:table-cell office:value-type="string" calcext:value-type="string">
            <text:p>Air Filters</text:p>
          </table:table-cell>
          <table:table-cell office:value-type="string" calcext:value-type="string">
            <text:p>SINGLE AIR FILTER</text:p>
          </table:table-cell>
          <table:table-cell office:value-type="string" calcext:value-type="string">
            <text:p>/BMC Air Filters/SingleAi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text:p>
          </table:table-cell>
          <table:table-cell office:value-type="string" calcext:value-type="string">
            <text:p>Conical Filters</text:p>
          </table:table-cell>
          <table:table-cell office:value-type="string" calcext:value-type="string">
            <text:p>SINGLE AIR FILTER</text:p>
          </table:table-cell>
          <table:table-cell office:value-type="string" calcext:value-type="string">
            <text:p>/BMC Air Filters/SingleAi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Single Air Filters</text:p>
          </table:table-cell>
          <table:table-cell office:value-type="string" calcext:value-type="string">
            <text:p>Single Air Filters</text:p>
          </table:table-cell>
          <table:table-cell office:value-type="string" calcext:value-type="string">
            <text:p>SINGLE AIR FILTER</text:p>
          </table:table-cell>
          <table:table-cell office:value-type="string" calcext:value-type="string">
            <text:p>/BMC Air Filters/SingleAi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Specific Kits</text:p>
          </table:table-cell>
          <table:table-cell office:value-type="string" calcext:value-type="string">
            <text:p>Specific Kits</text:p>
          </table:table-cell>
          <table:table-cell office:value-type="string" calcext:value-type="string">
            <text:p>SPECIFIC KITS</text:p>
          </table:table-cell>
          <table:table-cell office:value-type="string" calcext:value-type="string">
            <text:p>/BMC Air Filters/SpecificKits.jpe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Conical Filters^Twin Air Filters</text:p>
          </table:table-cell>
          <table:table-cell office:value-type="string" calcext:value-type="string">
            <text:p>Twin Air Filters</text:p>
          </table:table-cell>
          <table:table-cell office:value-type="string" calcext:value-type="string">
            <text:p>TWIN AIR FILTER</text:p>
          </table:table-cell>
          <table:table-cell office:value-type="string" calcext:value-type="string">
            <text:p>/BMC Air Filters/TwinAi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Air Filters^Replacement Air Filters</text:p>
          </table:table-cell>
          <table:table-cell office:value-type="string" calcext:value-type="string">
            <text:p>Replacement Air Filters</text:p>
          </table:table-cell>
          <table:table-cell office:value-type="string" calcext:value-type="string">
            <text:p>CAR FILTERS</text:p>
          </table:table-cell>
          <table:table-cell office:value-type="string" calcext:value-type="string">
            <text:p>/BMC Air Filters/filtro_piatto.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text:p>
          </table:table-cell>
          <table:table-cell office:value-type="string" calcext:value-type="string">
            <text:p>Cold Air Intakes</text:p>
          </table:table-cell>
          <table:table-cell office:value-type="float" office:value="0" calcext:value-type="float">
            <text:p>0</text:p>
          </table:table-cell>
          <table:table-cell office:value-type="string" calcext:value-type="string">
            <text:p>/BMC Air Filters/BMCCAI.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CDA – Carbon Dynamic Airbox</text:p>
          </table:table-cell>
          <table:table-cell office:value-type="string" calcext:value-type="string">
            <text:p>CDA – Carbon Dynamic Airbox</text:p>
          </table:table-cell>
          <table:table-cell office:value-type="string" calcext:value-type="string">
            <text:p>CDA - CARBON DYNAMIC AIRBOX</text:p>
          </table:table-cell>
          <table:table-cell office:value-type="string" calcext:value-type="string">
            <text:p>/BMC Air Filters/cdabox.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CDA – Carbon Dynamic Airbox</text:p>
          </table:table-cell>
          <table:table-cell office:value-type="string" calcext:value-type="string">
            <text:p>CDA – Carbon Dynamic Airbox</text:p>
          </table:table-cell>
          <table:table-cell office:value-type="string" calcext:value-type="string">
            <text:p>CDA - CARBON DYNAMIC AIRBOX – CARS</text:p>
          </table:table-cell>
          <table:table-cell office:value-type="string" calcext:value-type="string">
            <text:p>/BMC Air Filters/cdabox.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CRF – Carbon Racing Filters</text:p>
          </table:table-cell>
          <table:table-cell office:value-type="string" calcext:value-type="string">
            <text:p>CRF – Carbon Racing Filters</text:p>
          </table:table-cell>
          <table:table-cell office:value-type="string" calcext:value-type="string">
            <text:p>CRF - CARBON RACING FILTERS - CARS</text:p>
          </table:table-cell>
          <table:table-cell office:value-type="string" calcext:value-type="string">
            <text:p>/BMC Air Filters/CRFprotector.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DIA – Direct Intake Airsystem</text:p>
          </table:table-cell>
          <table:table-cell office:value-type="string" calcext:value-type="string">
            <text:p>DIA – Direct Intake Airsystem</text:p>
          </table:table-cell>
          <table:table-cell office:value-type="string" calcext:value-type="string">
            <text:p>DIA - DIRECT INTAKE AIRSYSTEM</text:p>
          </table:table-cell>
          <table:table-cell office:value-type="string" calcext:value-type="string">
            <text:p>/BMC Air Filters/dia.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Cold Air Intakes^OTA – Oval Trumpet Airbox</text:p>
          </table:table-cell>
          <table:table-cell office:value-type="string" calcext:value-type="string">
            <text:p>OTA – Oval Trumpet Airbox</text:p>
          </table:table-cell>
          <table:table-cell office:value-type="string" calcext:value-type="string">
            <text:p>OTA - OVAL TRUMPET AIRBOX</text:p>
          </table:table-cell>
          <table:table-cell office:value-type="string" calcext:value-type="string">
            <text:p>/BMC Air Filters/bmc_ota.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Cars^Replacement Air Filters</text:p>
          </table:table-cell>
          <table:table-cell table:style-name="ce1" office:value-type="string" calcext:value-type="string">
            <text:p>Replacement Air Filters</text:p>
          </table:table-cell>
          <table:table-cell office:value-type="float" office:value="0" calcext:value-type="float">
            <text:p>0</text:p>
          </table:table-cell>
          <table:table-cell office:value-type="string" calcext:value-type="string">
            <text:p>/BMC Air Filters/gruppo_filtri.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Merchandising</text:p>
          </table:table-cell>
          <table:table-cell office:value-type="string" calcext:value-type="string">
            <text:p>Merchandising</text:p>
          </table:table-cell>
          <table:table-cell office:value-type="string" calcext:value-type="string">
            <text:p>MERCHANDISING</text:p>
          </table:table-cell>
          <table:table-cell office:value-type="string" calcext:value-type="string">
            <text:p>/BMC Air Filters/Merchandising.jpe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BMC Air Filters^Washing Kits</text:p>
          </table:table-cell>
          <table:table-cell office:value-type="string" calcext:value-type="string">
            <text:p>Washing Kits</text:p>
          </table:table-cell>
          <table:table-cell office:value-type="string" calcext:value-type="string">
            <text:p>WASHING KITS</text:p>
          </table:table-cell>
          <table:table-cell office:value-type="string" calcext:value-type="string">
            <text:p>/BMC Air Filters/WashingKits.jpe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Final Inspection</text:p>
          </table:table-cell>
          <table:table-cell office:value-type="float" office:value="0" calcext:value-type="float">
            <text:p>0</text:p>
          </table:table-cell>
          <table:table-cell office:value-type="string" calcext:value-type="string">
            <text:p>/FIStore/BannerFinalInspection.png</text:p>
          </table:table-cell>
          <table:table-cell office:value-type="string" calcext:value-type="string">
            <text:p>&lt;div class="infobox_container"&gt; <text:s/>&lt;div class="infobox fullbox longbox"&gt; <text:s text:c="3"/>&lt;div class="longbox_pic"&gt; <text:s text:c="5"/>&lt;img src="images/FIStore/JohnDetailing.jpg" alt="We Use Final Inspection Products at Tigersoft Performance"&gt; <text:s text:c="3"/>&lt;/div&gt; <text:s text:c="3"/>&lt;div class="longbox_text"&gt; <text:s text:c="5"/>&lt;h2&gt;Buy from the experts&lt;/h2&gt; <text:s text:c="5"/>&lt;p&gt;When you buy Final Inspection products through Tigersoft Performance&amp;#44 you are not simply buying from another retailer. We use these products every day detailing the cars of our customers to perfection&amp;#44 we know them inside and out. And so when you buy through us&amp;#44 you also get expert advise from professionals that actually use the products they are selling.&lt;/p&gt; <text:s text:c="3"/>&lt;/div&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Accessories</text:p>
          </table:table-cell>
          <table:table-cell office:value-type="string" calcext:value-type="string">
            <text:p>Accessories</text:p>
          </table:table-cell>
          <table:table-cell office:value-type="float" office:value="0" calcext:value-type="float">
            <text:p>0</text:p>
          </table:table-cell>
          <table:table-cell office:value-type="string" calcext:value-type="string">
            <text:p>/FIStore/Accessories.jpg</text:p>
          </table:table-cell>
          <table:table-cell office:value-type="string" calcext:value-type="string">
            <text:p>&lt;div class="infobox_container"&gt; <text:s/>&lt;div class="infobox fullbox"&gt; <text:s text:c="5"/>&lt;p&gt;Miscellaneous detailing accessories&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Bundles &amp; Kits</text:p>
          </table:table-cell>
          <table:table-cell office:value-type="string" calcext:value-type="string">
            <text:p>Bundles &amp; Kits</text:p>
          </table:table-cell>
          <table:table-cell office:value-type="float" office:value="0" calcext:value-type="float">
            <text:p>0</text:p>
          </table:table-cell>
          <table:table-cell office:value-type="string" calcext:value-type="string">
            <text:p>/FIStore/Kits.jpg</text:p>
          </table:table-cell>
          <table:table-cell office:value-type="string" calcext:value-type="string">
            <text:p>&lt;div class="infobox_container"&gt; <text:s/>&lt;div class="infobox fullbox"&gt; <text:s text:c="5"/>&lt;p&gt;These kits are all made up of Final Inspection products&amp;#44 and come with full instructions&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Exterior Cleaning</text:p>
          </table:table-cell>
          <table:table-cell office:value-type="string" calcext:value-type="string">
            <text:p>Exterior Cleaning</text:p>
          </table:table-cell>
          <table:table-cell office:value-type="float" office:value="0" calcext:value-type="float">
            <text:p>0</text:p>
          </table:table-cell>
          <table:table-cell office:value-type="string" calcext:value-type="string">
            <text:p>/FIStore/ExteriorCleaning.jpg</text:p>
          </table:table-cell>
          <table:table-cell office:value-type="string" calcext:value-type="string">
            <text:p>&lt;div class="infobox_container"&gt; <text:s/>&lt;div class="infobox fullbox"&gt; <text:s text:c="5"/>&lt;p&gt;Everything you need to wash the exterior of your car.&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Glass</text:p>
          </table:table-cell>
          <table:table-cell office:value-type="string" calcext:value-type="string">
            <text:p>Glass</text:p>
          </table:table-cell>
          <table:table-cell office:value-type="float" office:value="0" calcext:value-type="float">
            <text:p>0</text:p>
          </table:table-cell>
          <table:table-cell office:value-type="string" calcext:value-type="string">
            <text:p>/FIStore/Glass.jpg</text:p>
          </table:table-cell>
          <table:table-cell office:value-type="string" calcext:value-type="string">
            <text:p>&lt;div class="infobox_container"&gt; <text:s/>&lt;div class="infobox fullbox"&gt; <text:s text:c="5"/>&lt;p&gt;Clean Glass can make all of the difference in the presentation of your car&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Interior Cleaning</text:p>
          </table:table-cell>
          <table:table-cell office:value-type="string" calcext:value-type="string">
            <text:p>Interior Cleaning</text:p>
          </table:table-cell>
          <table:table-cell office:value-type="float" office:value="0" calcext:value-type="float">
            <text:p>0</text:p>
          </table:table-cell>
          <table:table-cell office:value-type="string" calcext:value-type="string">
            <text:p>/FIStore/InteriorCleaning.jpg</text:p>
          </table:table-cell>
          <table:table-cell office:value-type="string" calcext:value-type="string">
            <text:p>&lt;div class="infobox_container"&gt; <text:s/>&lt;div class="infobox fullbox"&gt; <text:s text:c="5"/>&lt;p&gt;Everything you need to keep the interior of your car clean and smelling fresh&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Leather Care</text:p>
          </table:table-cell>
          <table:table-cell office:value-type="string" calcext:value-type="string">
            <text:p>Leather Care</text:p>
          </table:table-cell>
          <table:table-cell office:value-type="float" office:value="0" calcext:value-type="float">
            <text:p>0</text:p>
          </table:table-cell>
          <table:table-cell office:value-type="string" calcext:value-type="string">
            <text:p>/FIStore/LeatherCare.jpg</text:p>
          </table:table-cell>
          <table:table-cell office:value-type="string" calcext:value-type="string">
            <text:p>&lt;div class="infobox_container"&gt; <text:s/>&lt;div class="infobox fullbox"&gt; <text:s text:c="5"/>&lt;p&gt;Everything you need to keep the Leather in your car clean and soft.&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NanoFibre</text:p>
          </table:table-cell>
          <table:table-cell office:value-type="string" calcext:value-type="string">
            <text:p>NanoFibre</text:p>
          </table:table-cell>
          <table:table-cell office:value-type="float" office:value="0" calcext:value-type="float">
            <text:p>0</text:p>
          </table:table-cell>
          <table:table-cell office:value-type="string" calcext:value-type="string">
            <text:p>/FIStore/Nanofibre.jpg</text:p>
          </table:table-cell>
          <table:table-cell office:value-type="string" calcext:value-type="string">
            <text:p>&lt;div class="infobox_container"&gt; <text:s/>&lt;div class="infobox fullbox"&gt; <text:s text:c="5"/>&lt;p&gt;The finest Nanofibre detailing cloths available on the market today&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Decontamination</text:p>
          </table:table-cell>
          <table:table-cell office:value-type="string" calcext:value-type="string">
            <text:p>Paint Decontamination</text:p>
          </table:table-cell>
          <table:table-cell office:value-type="float" office:value="0" calcext:value-type="float">
            <text:p>0</text:p>
          </table:table-cell>
          <table:table-cell office:value-type="string" calcext:value-type="string">
            <text:p>/FIStore/PaintDecontamination.jpg</text:p>
          </table:table-cell>
          <table:table-cell office:value-type="string" calcext:value-type="string">
            <text:p>&lt;div class="infobox_container"&gt; <text:s/>&lt;div class="infobox fullbox"&gt; <text:s text:c="5"/>&lt;p&gt;Everything you need to remove surface contaminants from the paint surface of your car&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es</text:p>
          </table:table-cell>
          <table:table-cell office:value-type="string" calcext:value-type="string">
            <text:p>Paint Polishes</text:p>
          </table:table-cell>
          <table:table-cell office:value-type="float" office:value="0" calcext:value-type="float">
            <text:p>0</text:p>
          </table:table-cell>
          <table:table-cell office:value-type="string" calcext:value-type="string">
            <text:p>/FIStore/PaintPolishes.jpg</text:p>
          </table:table-cell>
          <table:table-cell office:value-type="string" calcext:value-type="string">
            <text:p>&lt;div class="infobox_container"&gt; <text:s/>&lt;div class="infobox fullbox"&gt; <text:s text:c="5"/>&lt;p&gt;The Final Inspection range of CAP (Clustered Abrasive Polish) Polishes are amongst the very best polishes in the world&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Accessories</text:p>
          </table:table-cell>
          <table:table-cell office:value-type="string" calcext:value-type="string">
            <text:p>Paint Polishing Accessories</text:p>
          </table:table-cell>
          <table:table-cell office:value-type="float" office:value="0" calcext:value-type="float">
            <text:p>0</text:p>
          </table:table-cell>
          <table:table-cell office:value-type="string" calcext:value-type="string">
            <text:p>/FIStore/PolishingAccessories.jpg</text:p>
          </table:table-cell>
          <table:table-cell office:value-type="string" calcext:value-type="string">
            <text:p>&lt;div class="infobox_container"&gt; <text:s/>&lt;div class="infobox fullbox"&gt; <text:s text:c="5"/>&lt;p&gt;All of the other stuff you need when Polishing.&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olishing Pads</text:p>
          </table:table-cell>
          <table:table-cell office:value-type="string" calcext:value-type="string">
            <text:p>Paint Polishing Pads</text:p>
          </table:table-cell>
          <table:table-cell office:value-type="float" office:value="0" calcext:value-type="float">
            <text:p>0</text:p>
          </table:table-cell>
          <table:table-cell office:value-type="string" calcext:value-type="string">
            <text:p>/FIStore/PaintCorrection.jpg</text:p>
          </table:table-cell>
          <table:table-cell office:value-type="string" calcext:value-type="string">
            <text:p>&lt;div class="infobox_container"&gt; <text:s/>&lt;div class="infobox fullbox"&gt; <text:s text:c="5"/>&lt;p&gt;Final Inspection has a pad for every occasion!&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Paint Protection</text:p>
          </table:table-cell>
          <table:table-cell office:value-type="string" calcext:value-type="string">
            <text:p>Paint Protection</text:p>
          </table:table-cell>
          <table:table-cell office:value-type="float" office:value="0" calcext:value-type="float">
            <text:p>0</text:p>
          </table:table-cell>
          <table:table-cell office:value-type="string" calcext:value-type="string">
            <text:p>/FIStore/PaintProtection.jpg</text:p>
          </table:table-cell>
          <table:table-cell office:value-type="string" calcext:value-type="string">
            <text:p>&lt;div class="infobox_container"&gt; <text:s/>&lt;div class="infobox fullbox"&gt; <text:s text:c="5"/>&lt;p&gt;Final Inspection make the finest Paint Protection products in the world!&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office:value-type="string" calcext:value-type="string">
            <text:p>Final Inspection^Wheel Care</text:p>
          </table:table-cell>
          <table:table-cell office:value-type="string" calcext:value-type="string">
            <text:p>Wheel Care</text:p>
          </table:table-cell>
          <table:table-cell office:value-type="float" office:value="0" calcext:value-type="float">
            <text:p>0</text:p>
          </table:table-cell>
          <table:table-cell office:value-type="string" calcext:value-type="string">
            <text:p>/FIStore/WheelCare.jpg</text:p>
          </table:table-cell>
          <table:table-cell office:value-type="string" calcext:value-type="string">
            <text:p>&lt;div class="infobox_container"&gt; <text:s/>&lt;div class="infobox fullbox"&gt; <text:s text:c="5"/>&lt;p&gt;Remove the brake dust from your wheels with little time or effort required&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Find Stuff For My Car</text:p>
          </table:table-cell>
          <table:table-cell office:value-type="float" office:value="0" calcext:value-type="float">
            <text:p>0</text:p>
          </table:table-cell>
          <table:table-cell office:value-type="string" calcext:value-type="string">
            <text:p>/Tigersoft Performance/TigersoftPerformanceLogoBackground250x80.jpg</text:p>
          </table:table-cell>
          <table:table-cell office:value-type="string" calcext:value-type="string">
            <text:p>&lt;div class="infobox_container"&gt; <text:s/>&lt;div class="infobox fullbox"&gt; <text:s text:c="5"/>&lt;p&gt;You can find all of the products that we have available for your car by selecting the Make of your car below. Currently&amp;#44 we only have Superchips and BMC Air Filters products in this section of the store.&lt;/p&gt; <text:s/>&lt;/div&gt;&lt;/div&gt;</text:p>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Martini Racing</text:p>
          </table:table-cell>
          <table:table-cell office:value-type="float" office:value="0" calcext:value-type="float">
            <text:p>0</text:p>
          </table:table-cell>
          <table:table-cell office:value-type="string" calcext:value-type="string">
            <text:p>/Martini Racing/logo.gif</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row table:style-name="ro1">
          <table:table-cell table:number-columns-repeated="2" office:value-type="string" calcext:value-type="string">
            <text:p>Superchips</text:p>
          </table:table-cell>
          <table:table-cell office:value-type="float" office:value="0" calcext:value-type="float">
            <text:p>0</text:p>
          </table:table-cell>
          <table:table-cell office:value-type="string" calcext:value-type="string">
            <text:p>/Superchips/BannerSuperchips.jpg</text:p>
          </table:table-cell>
          <table:table-cell/>
          <table:table-cell table:number-columns-repeated="3" office:value-type="string" calcext:value-type="string">
            <text:p>\N</text:p>
          </table:table-cell>
          <table:table-cell office:value-type="string" calcext:value-type="string">
            <text:p>Y</text:p>
          </table:table-cell>
          <table:table-cell office:value-type="string" calcext:value-type="string">
            <text:p>\N</text:p>
          </table:table-cell>
        </table:table-row>
      </table:table>
      <table:named-expressions/>
      <table:database-ranges>
        <table:database-range table:name="__Anonymous_Sheet_DB__0" table:target-range-address="Sheet1.A1:Sheet1.AMJ42"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9">00/00/0000</text:date>, <text:time style:data-style-name="N2" text:time-value="02:51:14.7384711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19T02:52:12.244946616</dc:date>
    <meta:generator>LibreOffice/4.2.6.3$Linux_X86_64 LibreOffice_project/420m0$Build-3</meta:generator>
    <meta:editing-duration>PT2H1M37S</meta:editing-duration>
    <meta:editing-cycles>17</meta:editing-cycles>
    <meta:document-statistic meta:table-count="1" meta:cell-count="395" meta:object-count="0"/>
  </office:meta>
</office:document-meta>
</file>